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&lt;!DOCTYPE html&gt;</text:p>
      <text:p text:style-name="Normal">&lt;html lang="en"&gt;</text:p>
      <text:p text:style-name="Normal">&lt;head&gt;</text:p>
      <text:p text:style-name="Normal"><text:s text:c="4"/>&lt;meta charset="UTF-8"&gt;</text:p>
      <text:p text:style-name="Normal"><text:s text:c="4"/>&lt;meta name="viewport" content="width=device-width, initial-scale=1.0"&gt;</text:p>
      <text:p text:style-name="Normal"><text:s text:c="4"/>&lt;title&gt;My GitHub Page&lt;/title&gt;</text:p>
      <text:p text:style-name="Normal">&lt;/head&gt;</text:p>
      <text:p text:style-name="Normal">&lt;body&gt;</text:p>
      <text:p text:style-name="Normal"><text:s text:c="4"/>&lt;h1&gt;Welcome to My Project&lt;/h1&gt;</text:p>
      <text:p text:style-name="Normal"><text:s text:c="4"/>&lt;p&gt;This is my GitHub Pages site!&lt;/p&gt;</text:p>
      <text:p text:style-name="Normal">&lt;/body&gt;</text:p>
      <text:p text:style-name="Normal">&lt;/html&gt;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novo</meta:initial-creator>
    <dc:creator>Lenovo</dc:creator>
    <meta:creation-date>2025-02-03T22:52:00Z</meta:creation-date>
    <dc:date>2025-02-03T23:02:00Z</dc:date>
    <meta:template xlink:href="Normal" xlink:type="simple"/>
    <meta:editing-cycles>2</meta:editing-cycles>
    <meta:editing-duration>PT60S</meta:editing-duration>
    <meta:document-statistic meta:page-count="1" meta:paragraph-count="1" meta:word-count="42" meta:character-count="283" meta:row-count="2" meta:non-whitespace-character-count="242"/>
  </office:meta>
</office:document-meta>
</file>